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5a01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paragraph-rsid="002aad67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>
      <style:paragraph-properties fo:margin-top="0cm" fo:margin-bottom="0cm" style:contextual-spacing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Text_20_body" style:list-style-name="L4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 style:list-style-name="L4">
      <style:text-properties style:text-underline-style="solid" style:text-underline-width="auto" style:text-underline-color="font-color" fo:font-weight="bold" officeooo:rsid="001d1065" officeooo:paragraph-rsid="001d1065" style:font-weight-asian="bold" style:font-weight-complex="bold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cm" fo:margin-bottom="0cm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cm" fo:margin-bottom="0cm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cm" fo:margin-bottom="0cm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cm" fo:margin-bottom="0cm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officeooo:rsid="0019d231"/>
    </style:style>
    <style:style style:name="T2" style:family="text">
      <style:text-properties officeooo:rsid="001aff2f"/>
    </style:style>
    <style:style style:name="T3" style:family="text">
      <style:text-properties officeooo:rsid="001fbe92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280aab" style:font-size-asian="13pt" style:font-weight-asian="bold" style:font-size-complex="13pt" style:font-weight-complex="bold"/>
    </style:style>
    <style:style style:name="T6" style:family="text">
      <style:text-properties fo:font-size="13pt" fo:font-style="italic" style:text-underline-style="solid" style:text-underline-width="auto" style:text-underline-color="font-color" fo:font-weight="normal" officeooo:rsid="00280aab" style:font-size-asian="13pt" style:font-style-asian="italic" style:font-weight-asian="normal" style:font-size-complex="13pt" style:font-style-complex="italic" style:font-weight-complex="normal"/>
    </style:style>
    <style:style style:name="T7" style:family="text">
      <style:text-properties officeooo:rsid="00216f38"/>
    </style:style>
    <style:style style:name="T8" style:family="text">
      <style:text-properties officeooo:rsid="002248cc"/>
    </style:style>
    <style:style style:name="T9" style:family="text">
      <style:text-properties officeooo:rsid="00249a76"/>
    </style:style>
    <style:style style:name="T10" style:family="text">
      <style:text-properties officeooo:rsid="00267349"/>
    </style:style>
    <style:style style:name="T11" style:family="text">
      <style:text-properties officeooo:rsid="00270f24"/>
    </style:style>
    <style:style style:name="T12" style:family="text">
      <style:text-properties officeooo:rsid="00280aab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10pt" fo:font-weight="bold" officeooo:rsid="00280aab" style:font-size-asian="10pt" style:font-weight-asian="bold" style:font-size-complex="10pt" style:font-weight-complex="bold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size="15pt" fo:font-weight="bold" officeooo:rsid="00280aab" style:font-size-asian="15pt" style:font-weight-asian="bold" style:font-size-complex="15pt" style:font-weight-complex="bold"/>
    </style:style>
    <style:style style:name="T17" style:family="text">
      <style:text-properties officeooo:rsid="002aad67"/>
    </style:style>
    <style:style style:name="T18" style:family="text">
      <style:text-properties officeooo:rsid="002c8ab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reformatted_20_Text"/>
      <text:p text:style-name="Horizontal_20_Line"/>
      <text:h text:style-name="Heading_20_1" text:outline-level="1">Documento de Requisitos – <text:span text:style-name="T12">The Butler(O Mordomo)</text:span></text:h>
      <text:h text:style-name="Heading_20_2" text:outline-level="2">1. Introdução</text:h>
      <text:p text:style-name="Text_20_body">O projeto<text:span text:style-name="T15"> </text:span><text:span text:style-name="T16">The Butler(O Mordomo)</text:span>, <text:span text:style-name="T12">foi </text:span>desenvolvido pela <text:span text:style-name="T4">TrentorSystems LTDA, <text:s/></text:span><text:span text:style-name="T14">PELO PROGRAMADOR</text:span><text:span text:style-name="T5">: </text:span><text:span text:style-name="T6">Pedro Henrique Pontes Santos</text:span><text:span text:style-name="T13">,</text:span> é uma aplicação web baseada em Spring Boot com Angular, projetada para auxiliar na gestão e operação de restaurantes. A plataforma visa simplificar as tarefas diárias dos restaurantes, oferecendo uma ampla gama de funcionalidades para atender às necessidades dos estabelecimentos de todos os portes.</text:p>
      <text:h text:style-name="Heading_20_2" text:outline-level="2">2. Requisitos Funcionais</text:h>
      <text:h text:style-name="Heading_20_3" text:outline-level="3">2.1 Gerenciamento de Mesas <text:span text:style-name="T7">e Comandas &lt; </text:span><text:span text:style-name="T10">working on</text:span></text:h>
      <text:list xml:id="list2928370062" text:style-name="L1">
        <text:list-header>
          <text:p text:style-name="P5"><text:span text:style-name="T17">1</text:span><text:span text:style-name="T10">,</text:span>O sistema deve permitir o cadastro, edição e exclusão de mesas, atribuindo a cada uma um identificador único.</text:p>
          <text:p text:style-name="P5"><text:span text:style-name="T17">2</text:span><text:span text:style-name="T1">.</text:span>Deve ser possível visualizar o status atual de cada mesa (livre, ocupada, reservada) e registrar alterações conforme necessário.</text:p>
          <text:p text:style-name="P3"><text:span text:style-name="T17">3. </text:span>Deve haver uma funcionalidade para acompanhar o histórico de ocupação de cada mesa, registrando horários de início e término das ocupações.</text:p>
          <text:p text:style-name="P4"><text:span text:style-name="T17">4.</text:span>Cada mesa deve ter uma comanda associada, que pode ser aberta ou fechada.</text:p>
          <text:p text:style-name="P4"><text:span text:style-name="T17">5.</text:span>As comandas abertas devem permitir que os pedidos sejam adicionados, removidos e modificados conforme necessário.</text:p>
          <text:p text:style-name="P2"><text:span text:style-name="T17">6.</text:span>O sistema deve permitir o fechamento de uma comanda, calculando automaticamente o valor total com base nos itens pedidos.</text:p>
        </text:list-header>
      </text:list>
      <text:h text:style-name="Heading_20_3" text:outline-level="3">2.2 Gerenciamento de Cardápios/<text:span text:style-name="T9">MENUS</text:span></text:h>
      <text:list xml:id="list166742529" text:style-name="L2">
        <text:list-item>
          <text:p text:style-name="P7">Deve ser possível cadastrar categorias de menu e associar pratos a cada categoria.</text:p>
        </text:list-item>
        <text:list-item>
          <text:p text:style-name="P7">Os pratos devem conter informações detalhadas, como nome, descrição, preço e imagem ilustrativa.</text:p>
        </text:list-item>
        <text:list-item>
          <text:p text:style-name="P6">Deve ser possível editar e excluir pratos, bem como adicionar novos pratos ao cardápio conforme necessário.</text:p>
        </text:list-item>
      </text:list>
      <text:h text:style-name="Heading_20_3" text:outline-level="3">2.3 Gerenciamento de <text:span text:style-name="T9">Comandas/Pedidos</text:span></text:h>
      <text:list xml:id="list1815927583" text:style-name="L3">
        <text:list-item>
          <text:p text:style-name="P9">Os garçons devem poder registrar pedidos associados às mesas de forma rápida e intuitiva.</text:p>
        </text:list-item>
        <text:list-item>
          <text:p text:style-name="P9">Deve ser possível adicionar, remover e modificar itens em um pedido antes que ele seja enviado para a cozinha.</text:p>
        </text:list-item>
        <text:list-item>
          <text:p text:style-name="P8">O sistema deve permitir o acompanhamento em tempo real do status dos pedidos, indicando quando estão em preparo, prontos para servir ou já servidos.</text:p>
        </text:list-item>
      </text:list>
      <text:h text:style-name="Heading_20_3" text:outline-level="3"><text:soft-page-break/>2.4 Gerenciamento de Garçons e Funcionários &lt; <text:span text:style-name="T2">Working</text:span></text:h>
      <text:list xml:id="list1450214765" text:style-name="L4">
        <text:list-item>
          <text:p text:style-name="P10">Deve ser possível cadastrar e gerenciar informações de garçons e outros funcionários <text:span text:style-name="T18">e outros tipos de usuarios</text:span> do restaurante. * &lt;<text:span text:style-name="T11">working ON NOW</text:span></text:p>
        </text:list-item>
        <text:list-item>
          <text:p text:style-name="P11">Os garçons devem ter um registro de desempenho, incluindo o cálculo <text:span text:style-name="T3">automatico das horas trabalhadas no mês[/feito]</text:span></text:p>
        </text:list-item>
        <text:list-item>
          <text:p text:style-name="P12">O sistema deve permitir a atribuição de mesas/<text:span text:style-name="T8">COMANDA</text:span> e pedidos a garçons específicos para fins de rastreamento e avaliação de desempenho.</text:p>
        </text:list-item>
        <text:list-item>
          <text:p text:style-name="P13">O sistema deve verficar se uma mesa quer ou não pagar a gorjeta(10%) a final da comanda e avaliar o atendimento</text:p>
        </text:list-item>
      </text:list>
      <text:h text:style-name="Heading_20_3" text:outline-level="3">2.5 Controle de Cupons de Desconto</text:h>
      <text:list xml:id="list827708546" text:style-name="L5">
        <text:list-item>
          <text:p text:style-name="P15">Deve ser possível criar, gerenciar e aplicar cupons de desconto para clientes cadastrados no sistema.</text:p>
        </text:list-item>
        <text:list-item>
          <text:p text:style-name="P14">Os cupons devem ter data de validade, restrições de uso e percentuais de desconto configuráveis.</text:p>
        </text:list-item>
      </text:list>
      <text:h text:style-name="Heading_20_3" text:outline-level="3">2.6 Integração com API de Gerenciamento de Estoque</text:h>
      <text:list xml:id="list3788670487" text:style-name="L6">
        <text:list-item>
          <text:p text:style-name="P17">O sistema deve integrar-se a uma API de gerenciamento de estoque para sincronizar informações sobre produtos e estoque disponível.</text:p>
        </text:list-item>
        <text:list-item>
          <text:p text:style-name="P16">Deve ser possível atualizar automaticamente o estoque com base nos pedidos realizados e produtos consumidos.</text:p>
        </text:list-item>
      </text:list>
      <text:h text:style-name="Heading_20_2" text:outline-level="2">3. Requisitos Não Funcionais</text:h>
      <text:h text:style-name="Heading_20_3" text:outline-level="3">3.1 Desempenho</text:h>
      <text:list xml:id="list2911549161" text:style-name="L7">
        <text:list-item>
          <text:p text:style-name="P19">O sistema deve ser altamente responsivo, garantindo tempos de resposta rápidos mesmo em períodos de pico de uso.</text:p>
        </text:list-item>
        <text:list-item>
          <text:p text:style-name="P18">Deve ser escalável para lidar com um grande volume de transações simultâneas sem comprometer o desempenho.</text:p>
        </text:list-item>
      </text:list>
      <text:h text:style-name="Heading_20_3" text:outline-level="3">3.2 Segurança</text:h>
      <text:list xml:id="list3794189695" text:style-name="L8">
        <text:list-item>
          <text:p text:style-name="P21">O sistema deve garantir a segurança dos dados do restaurante e dos clientes, incluindo medidas de criptografia e proteção contra ataques cibernéticos.</text:p>
        </text:list-item>
        <text:list-item>
          <text:p text:style-name="P20">Deve ser implementado um sistema de autenticação e autorização robusto, com controle de acesso baseado em funções e permissões.</text:p>
        </text:list-item>
      </text:list>
      <text:h text:style-name="Heading_20_3" text:outline-level="3">3.3 Usabilidade</text:h>
      <text:list xml:id="list1760455670" text:style-name="L9">
        <text:list-item>
          <text:p text:style-name="P23">A interface do usuário deve ser intuitiva e amigável, com navegação simplificada e feedback claro para as ações realizadas.</text:p>
        </text:list-item>
        <text:list-item>
          <text:p text:style-name="P22">Deve ser possível acessar o sistema a partir de dispositivos móveis, garantindo uma experiência consistente em diferentes plataformas.</text:p>
        </text:list-item>
      </text:list>
      <text:h text:style-name="Heading_20_3" text:outline-level="3"><text:soft-page-break/>3.4 Manutenibilidade</text:h>
      <text:list xml:id="list312455666" text:style-name="L10">
        <text:list-item>
          <text:p text:style-name="P25">O código-fonte deve seguir as melhores práticas de desenvolvimento, incluindo modularidade, coesão e baixo acoplamento.</text:p>
        </text:list-item>
        <text:list-item>
          <text:p text:style-name="P24">Deve ser fornecida documentação abrangente do sistema, incluindo manuais de usuário e guias de desenvolvimento para facilitar a manutenção e o suporte.</text:p>
        </text:list-item>
      </text:list>
      <text:h text:style-name="Heading_20_3" text:outline-level="3">3.5 Integração com Webhooks</text:h>
      <text:list xml:id="list591834460" text:style-name="L11">
        <text:list-item>
          <text:p text:style-name="P27">Deve ser implementada uma integração com Webhooks para permitir a comunicação e sincronização de dados com outras APIs, como o sistema de gerenciamento de estoque.</text:p>
        </text:list-item>
        <text:list-item>
          <text:p text:style-name="P26">Os Webhooks devem ser configuráveis e flexíveis, permitindo a troca de informações em tempo real e a automatização de processos.</text:p>
        </text:list-item>
      </text:list>
      <text:p text:style-name="Text_20_body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5T00:00:43.043937461</dc:date>
    <meta:editing-duration>PT10H12M11S</meta:editing-duration>
    <meta:editing-cycles>23</meta:editing-cycles>
    <meta:generator>LibreOffice/7.3.7.2$Linux_X86_64 LibreOffice_project/30$Build-2</meta:generator>
    <meta:document-statistic meta:table-count="0" meta:image-count="0" meta:object-count="0" meta:page-count="3" meta:paragraph-count="46" meta:word-count="694" meta:character-count="4518" meta:non-whitespace-character-count="3892"/>
  </office:meta>
</office:document-meta>
</file>